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995" officeooo:paragraph-rsid="00088995"/>
    </style:style>
    <style:style style:name="P2" style:family="paragraph" style:parent-style-name="Standard">
      <style:paragraph-properties fo:break-before="page"/>
      <style:text-properties officeooo:rsid="00088995" officeooo:paragraph-rsid="00088995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 fo:font-size="10pt" style:font-size-asian="10pt" style:font-size-complex="10pt"/>
    </style:style>
    <style:style style:name="T3" style:family="text">
      <style:text-properties fo:font-size="12pt"/>
    </style:style>
    <style:style style:name="gr1" style:family="graphic">
      <style:graphic-properties svg:stroke-color="#3465a4" draw:textarea-horizontal-align="justify" draw:textarea-vertical-align="middle" draw:auto-grow-height="false" fo:min-height="0.6319in" fo:min-width="2.4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272in" fo:min-width="0.0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4362in" fo:min-width="1.8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689in" fo:min-width="1.5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043in" fo:min-width="1.9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673in" fo:min-width="2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6055in" fo:min-width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709in" fo:min-width="0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4598in" fo:min-width="0.0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626in" fo:min-width="1.2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1543in" fo:min-width="0.8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4.0402in" fo:min-width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0016in" fo:min-width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1626in" fo:min-width="0.7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5909in" fo:min-width="0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8083in" fo:min-width="2.7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1457in" fo:min-width="0.8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9634in" fo:min-width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945in" fo:min-width="1.5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5646in" fo:min-width="2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7516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457in" fo:min-width="1.0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6583in" fo:min-width="3.1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5252in" fo:min-width="1.7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0.2571in" fo:min-width="0.0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846in" fo:min-width="0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1in" fo:min-width="0.7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textarea-horizontal-align="justify" draw:textarea-vertical-align="middle" draw:auto-grow-height="false" fo:min-height="1.5311in" fo:min-width="0.1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textarea-horizontal-align="justify" draw:textarea-vertical-align="middle" draw:auto-grow-height="false" fo:min-height="0.1335in" fo:min-width="1.838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2.5004in" svg:height="0.7004in" svg:x="0.3752in" svg:y="-0.3764in"><text:p text:style-name="P3">Sta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svg:width="0.1752in" svg:height="0.7169in" svg:x="1.4835in" svg:y="0.3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3" draw:style-name="gr3" draw:text-style-name="P4" svg:width="2.9669in" svg:height="0.6921in" svg:x="0.2283in" svg:y="4.7071in"><text:p text:style-name="P3"><text:span text:style-name="T1">Read in Record from </text:span><text:span text:style-name="T2">PR2F17.TX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4" draw:style-name="gr4" draw:text-style-name="P5" svg:width="3.0598in" svg:height="1.3768in" svg:x="0.2252in" svg:y="2.5571in"><text:p><text:span text:style-name="T3">AT-EOF = “YES”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5" draw:style-name="gr5" svg:width="2.178in" svg:height="0.2087in" svg:x="3.1756in" svg:y="3.17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" draw:name="Shape7" draw:style-name="gr6" draw:text-style-name="P6" svg:width="0.9921in" svg:height="0.2421in" svg:x="1.8752in" svg:y="4.0917in"><draw:text-box><text:p>NO</text:p></draw:text-box></draw:frame><draw:custom-shape text:anchor-type="paragraph" draw:z-index="6" draw:name="Shape8" draw:style-name="gr7" draw:text-style-name="P7" svg:width="2.7677in" svg:height="0.7677in" svg:x="0.2335in" svg:y="1.0154in"><text:p text:style-name="P3"><text:span text:style-name="T3">Set AT-EOF to “NO”</text:span></text:p><draw:enhanced-geometry svg:viewBox="0 0 21600 21600" draw:type="rectangle" draw:enhanced-path="M 0 0 L 21600 0 21600 21600 0 21600 0 0 Z N"/></draw:custom-shape><draw:custom-shape text:anchor-type="paragraph" draw:z-index="7" draw:name="Shape9" draw:style-name="gr8" svg:width="0.2921in" svg:height="0.6921in" svg:x="1.5583in" svg:y="1.782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10" draw:style-name="gr9" svg:width="0.2252in" svg:height="0.7669in" svg:x="1.65in" svg:y="3.93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9" draw:name="Shape11" draw:style-name="gr10" draw:text-style-name="P6" svg:width="0.4921in" svg:height="0.2252in" svg:x="3.9083in" svg:y="3.0071in"><draw:text-box><text:p>YES</text:p></draw:text-box></draw:frame><draw:custom-shape text:anchor-type="paragraph" draw:z-index="10" draw:name="Shape13" draw:style-name="gr11" svg:width="0.1752in" svg:height="0.5252in" svg:x="1.6083in" svg:y="5.41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14" draw:style-name="gr12" draw:text-style-name="P3" svg:width="2.5504in" svg:height="0.5252in" svg:x="0.2835in" svg:y="8.0984in"><text:p text:style-name="P3">At end of file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2" draw:name="Shape15" draw:style-name="gr13" svg:width="1.0087in" svg:height="0.3087in" svg:x="-0.7874in" svg:y="8.098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16" draw:style-name="gr14" svg:width="0.4421in" svg:height="4.6169in" svg:x="-0.65in" svg:y="3.407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17" draw:style-name="gr15" svg:width="0.0421in" svg:height="0.0012in" svg:x="-0.3in" svg:y="4.731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8" draw:style-name="gr16" svg:width="0.8252in" svg:height="0.3252in" svg:x="-0.65in" svg:y="3.08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name="Shape19" draw:style-name="gr17" draw:text-style-name="P6" svg:width="0.5587in" svg:height="0.1925in" svg:x="-0.2665in" svg:y="7.9063in"><draw:text-box><text:p>NO</text:p></draw:text-box></draw:frame><draw:custom-shape text:anchor-type="paragraph" draw:z-index="17" draw:name="Shape20" draw:style-name="gr18" svg:width="0.2587in" svg:height="0.6752in" svg:x="1.4417in" svg:y="8.68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8" draw:name="Shape21" draw:style-name="gr19" draw:text-style-name="P6" svg:width="0.5087in" svg:height="0.2835in" svg:x="1.7583in" svg:y="8.8071in"><draw:text-box><text:p>YES</text:p></draw:text-box></draw:frame><draw:custom-shape text:anchor-type="paragraph" draw:z-index="19" draw:name="Shape22" draw:style-name="gr20" svg:width="2.7169in" svg:height="0.8087in" svg:x="0.1252in" svg:y="9.3571in"><text:p text:style-name="P3">Move “YES to AT-EOF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0" draw:name="Shape23" draw:style-name="gr21" svg:width="0.9169in" svg:height="0.2921in" svg:x="-0.7917in" svg:y="9.581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1" draw:name="Shape24" draw:style-name="gr22" svg:width="0.3921in" svg:height="1.1004in" svg:x="-0.8in" svg:y="8.407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30" draw:style-name="gr26" draw:text-style-name="P5" svg:width="2.0512in" svg:height="0.8921in" svg:x="0.65in" svg:y="5.9736in"><text:p><text:span text:style-name="T3">Is productID equal</text:span></text:p><text:p><text:span text:style-name="T3"><text:s/></text:span><text:span text:style-name="T3">to pastProductI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6" draw:name="Shape31" draw:style-name="gr27" draw:text-style-name="P3" svg:width="3.1169in" svg:height="0.6587in" svg:x="3.6335in" svg:y="6.0819in"><text:p text:style-name="P3">Move productID to pastProductID</text:p><text:p text:style-name="P3">Run sub totals heading routine</text:p><draw:enhanced-geometry svg:viewBox="0 0 21600 21600" draw:type="rectangle" draw:enhanced-path="M 0 0 L 21600 0 21600 21600 0 21600 0 0 Z N"/></draw:custom-shape><draw:custom-shape text:anchor-type="paragraph" draw:z-index="27" draw:name="Shape32" draw:style-name="gr28" draw:text-style-name="P3" svg:width="1.7587in" svg:height="0.5252in" svg:x="0.7665in" svg:y="7.2071in"><text:p text:style-name="P3">Move spaces to productID</text:p><draw:enhanced-geometry svg:viewBox="0 0 21600 21600" draw:type="rectangle" draw:enhanced-path="M 0 0 L 21600 0 21600 21600 0 21600 0 0 Z N"/></draw:custom-shape><draw:custom-shape text:anchor-type="paragraph" draw:z-index="28" draw:name="Shape10" draw:style-name="gr29" svg:width="0.1752in" svg:height="0.2933in" svg:x="1.5335in" svg:y="6.86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Shape10" draw:style-name="gr30" svg:width="0.2252in" svg:height="0.3252in" svg:x="1.4752in" svg:y="7.77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name="Shape33" draw:style-name="gr31" svg:width="0.8661in" svg:height="0.2004in" svg:x="2.7008in" svg:y="6.348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34" draw:style-name="gr32" svg:width="0.2835in" svg:height="1.7504in" svg:x="5.0417in" svg:y="6.7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Shape35" draw:style-name="gr33" svg:width="2.1004in" svg:height="0.2669in" svg:x="2.9417in" svg:y="8.240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Shape29" draw:style-name="gr25" svg:width="0.2669in" svg:height="0.8587in" svg:x="6.1083in" svg:y="3.60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27" draw:style-name="gr23" draw:text-style-name="P3" svg:width="2.5343in" svg:height="0.4669in" svg:x="5.0665in" svg:y="3.0736in"><text:p text:style-name="P3">CLOSE FIL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3" draw:name="Shape28" draw:style-name="gr24" draw:text-style-name="P7" svg:width="2.2925in" svg:height="0.626in" svg:x="5.0917in" svg:y="4.4571in"><text:p text:style-name="P3"><text:span text:style-name="T3">E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0:13.450000000</meta:creation-date>
    <dc:date>2017-10-12T10:39:16.223000000</dc:date>
    <meta:editing-duration>PT18M11S</meta:editing-duration>
    <meta:editing-cycles>4</meta:editing-cycles>
    <meta:generator>LibreOffice/5.3.4.2$Windows_X86_64 LibreOffice_project/f82d347ccc0be322489bf7da61d7e4ad13fe2ff3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